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>
      <style:text-properties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 style:list-style-name="L4">
      <style:text-properties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e veux créer un ensemble d'applications pour gérer une conciergerie d'appartements AirBnb :</text:p>
      <text:list xml:id="list6039815617807305894" text:style-name="L1">
        <text:list-item>
          <text:p text:style-name="P1">une application destinée aux clients (voyageurs) pour :</text:p>
        </text:list-item>
      </text:list>
      <text:list xml:id="list8859054719151332520" text:style-name="L2">
        <text:list-item>
          <text:p text:style-name="P2">Faire le Check In</text:p>
        </text:list-item>
        <text:list-item>
          <text:p text:style-name="P2">Faire le check Out</text:p>
        </text:list-item>
        <text:list-item>
          <text:p text:style-name="P2">Savoir où trouver les clefs</text:p>
        </text:list-item>
        <text:list-item>
          <text:p text:style-name="P2">Savoir où se trouve le parking</text:p>
        </text:list-item>
        <text:list-item>
          <text:p text:style-name="P2">Connaitre la liste des équipements (videos du four,coupure eau, ectc) ;</text:p>
        </text:list-item>
        <text:list-item>
          <text:p text:style-name="P2">Avoir une assistancee virtuelle ;</text:p>
        </text:list-item>
        <text:list-item>
          <text:p text:style-name="P2">Avoir la Checklist de la sortie (clef, poubelle, etc..)</text:p>
        </text:list-item>
        <text:list-item>
          <text:p text:style-name="P2">Avoir les bon plans de restauration ou de location de vélo avec reduction</text:p>
        </text:list-item>
      </text:list>
      <text:list xml:id="list40508727" text:continue-list="list6039815617807305894" text:style-name="L1">
        <text:list-header>
          <text:p text:style-name="P1"/>
          <text:p text:style-name="P1"/>
        </text:list-header>
        <text:list-item>
          <text:p text:style-name="P1">une application destinée aux propriétaires pour :</text:p>
        </text:list-item>
      </text:list>
      <text:list xml:id="list4476364439579593747" text:style-name="L3">
        <text:list-item>
          <text:p text:style-name="P4">Avoir la liste de toutes les réservations</text:p>
        </text:list-item>
        <text:list-item>
          <text:p text:style-name="P4">Avoir les factures</text:p>
          <text:p text:style-name="P4"/>
        </text:list-item>
      </text:list>
      <text:list xml:id="list40492663" text:continue-list="list40508727" text:style-name="L1">
        <text:list-item>
          <text:p text:style-name="P1">une application destinée aux prestataires pour :</text:p>
        </text:list-item>
      </text:list>
      <text:list xml:id="list7338999285857756629" text:style-name="L4">
        <text:list-item>
          <text:p text:style-name="P3">Avoir la liste de tous les menages à faire.</text:p>
        </text:list-item>
        <text:list-item>
          <text:p text:style-name="P3">Valider le jour J le manage avec photo de chaque piece</text:p>
        </text:list-item>
        <text:list-item>
          <text:p text:style-name="P3">Encart spécial en cas de decouverte de pb</text:p>
        </text:list-item>
        <text:list-item>
          <text:p text:style-name="P5">Envoyer un SMS quand c'est fait</text:p>
        </text:list-item>
        <text:list-item>
          <text:p text:style-name="P5">Envoyer une alerte en cas de retard du ménage</text:p>
          <text:p text:style-name="P5"/>
        </text:list-item>
      </text:list>
      <text:list xml:id="list40523760" text:continue-list="list40492663" text:style-name="L1">
        <text:list-item>
          <text:p text:style-name="P1">une application Back Office pour gérer les éléments de la base de données, c'est à dire :</text:p>
        </text:list-item>
      </text:list>
      <text:list xml:id="list5074029444316089213" text:style-name="L5">
        <text:list-item>
          <text:p text:style-name="P6">les propriétaires</text:p>
        </text:list-item>
        <text:list-item>
          <text:p text:style-name="P6">les logements</text:p>
        </text:list-item>
        <text:list-item>
          <text:p text:style-name="P6">les prestataires</text:p>
        </text:list-item>
        <text:list-item>
          <text:p text:style-name="P6">etc..</text:p>
        </text:list-item>
      </text:list>
      <text:p text:style-name="Standard"/>
      <text:p text:style-name="Standard">Ces applications doivent être codées en Responsive Design (Desktop, tablette et mobile)</text:p>
      <text:p text:style-name="Standard"/>
      <text:p text:style-name="Standard">La stack technique est React, React Router, node.js et Vite.</text:p>
      <text:p text:style-name="Standard"/>
      <text:p text:style-name="Standard">Une base de données Postgres existe avec la structure décrite dans le document DDL SQL.txt</text:p>
      <text:p text:style-name="Standard"/>
      <text:p text:style-name="Standard">L'environnement de développement est Visual Studio Code.</text:p>
      <text:p text:style-name="Standard"/>
      <text:p text:style-name="Standard">L'OS est Window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M16S</meta:editing-duration>
    <meta:editing-cycles>8</meta:editing-cycles>
    <meta:generator>OpenOffice/4.1.15$Win32 OpenOffice.org_project/4115m2$Build-9813</meta:generator>
    <dc:date>2026-01-06T20:23:24.77</dc:date>
    <meta:document-statistic meta:table-count="0" meta:image-count="0" meta:object-count="0" meta:page-count="1" meta:paragraph-count="29" meta:word-count="239" meta:character-count="1318"/>
    <meta:user-defined meta:name="Info 1"/>
    <meta:user-defined meta:name="Info 2"/>
    <meta:user-defined meta:name="Info 3"/>
    <meta:user-defined meta:name="Info 4"/>
  </office:meta>
</office:document-meta>
</file>